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3" table:number-rows-repeated="6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3">00/00/0000</text:date>, <text:time style:data-style-name="N2" text:time-value="22:03:00.7838790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3T22:03:14.293762956</dc:date>
    <meta:editing-duration>PT16H6M8S</meta:editing-duration>
    <meta:editing-cycles>517</meta:editing-cycles>
    <meta:document-statistic meta:table-count="1" meta:cell-count="3224" meta:object-count="0"/>
  </office:meta>
</office:document-meta>
</file>